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  <style:text-properties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5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6" style:family="paragraph" style:parent-style-name="Standard">
      <style:paragraph-properties fo:line-height="0.3cm" style:snap-to-layout-grid="false"/>
    </style:style>
    <style:style style:name="P7" style:family="paragraph" style:parent-style-name="Standard">
      <style:paragraph-properties fo:line-height="0.459cm" style:snap-to-layout-grid="false"/>
    </style:style>
    <style:style style:name="P8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-complex="Arial1"/>
    </style:style>
    <style:style style:name="P11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Prénom_20_NOM">
      <style:text-properties fo:font-weight="normal" style:font-weight-asian="normal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zxx" fo:country="none" style:language-asian="zxx" style:country-asian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signalementep93_0_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5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8"><text:user-field-get text:name="dossierep_personne_qual"/> <text:user-field-get text:name="dossierep_personne_prenom"/> <text:user-field-get text:name="dossierep_personne_nom"/></text:p>
            <text:p text:style-name="P8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7"><text:span text:style-name="T1"><text:user-field-get text:name="dossierep_personne_foyer_adressefoyer_0_adresse_codepos"/></text:span><text:span text:style-name="T1"> </text:span><text:span text:style-name="T1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4"><text:bookmark-start text:name="__Fieldmark__163_1831933668"/>Réf. : <text:bookmark-end text:name="__Fieldmark__163_1831933668"/></text:p>
          </table:table-cell>
          <table:table-cell table:style-name="Tableau1.A1" table:number-columns-spanned="2" office:value-type="string">
            <text:p text:style-name="P11"><text:span text:style-name="T2">DPAS/SIS/BADA/SUSPENSION/</text:span><text:span text:style-name="T2"><text:date style:data-style-name="N106" text:date-value="2012-12-31T10:14:31.79">2012</text:date></text:span><text:bookmark-start text:name="__Fieldmark__175_1831933668"/></text:p>
            <text:p text:style-name="P2"><text:bookmark-end text:name="__Fieldmark__175_1831933668"/>Matricule CAF : 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4"><text:bookmark-start text:name="__Fieldmark__183_1831933668"/>Affaire suivie par : <text:bookmark-end text:name="__Fieldmark__183_1831933668"/></text:p>
          </table:table-cell>
          <table:covered-table-cell/>
          <table:table-cell table:style-name="Tableau1.A1" office:value-type="string">
            <text:p text:style-name="P3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4"><text:bookmark-start text:name="__Fieldmark__192_1831933668"/>Tél. : <text:bookmark-end text:name="__Fieldmark__192_1831933668"/></text:p>
          </table:table-cell>
          <table:table-cell table:style-name="Tableau1.A1" table:number-columns-spanned="2" office:value-type="string">
            <text:p text:style-name="P3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2-12-31T10:14:31.79">31 décembre 2012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p text:style-name="P9"><text:user-field-get text:name="dossierep_personne_qual"/>,</text:p>
      <text:p text:style-name="P9"/>
      <text:p text:style-name="P9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9"/>
      <text:p text:style-name="P9">L’équipe pluridisciplinaire a émis la décision suivante :</text:p>
      <text:p text:style-name="P9"><text:tab/>Pour une irrégularité d'un de vos contrats d'engagement réciproque =&gt; <text:user-field-get text:name="decisionsignalementep93_0_decision"/></text:p>
      <text:p text:style-name="P9"/>
      <text:p text:style-name="P14">Je reste à votre entière disposition pour tout renseignement complémentaire.</text:p>
      <text:p text:style-name="P9"/>
      <text:p text:style-name="P10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size="11pt" fo:language="fr" fo:country="FR" style:font-name-asian="Times" style:font-size-asian="11pt" style:font-name-complex="Arial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1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Julien Mille</dc:creator>
    <dc:date>2012-12-31T10:14:31.75</dc:date>
    <meta:print-date>2011-03-28T11:59:00</meta:print-date>
    <meta:editing-cycles>41</meta:editing-cycles>
    <meta:editing-duration>PT05H37M59S</meta:editing-duration>
    <meta:generator>OpenOffice.org/3.2$Win32 OpenOffice.org_project/320m12$Build-9483</meta:generator>
    <meta:document-statistic meta:table-count="1" meta:image-count="0" meta:object-count="0" meta:page-count="1" meta:paragraph-count="17" meta:word-count="78" meta:character-count="540"/>
    <meta:user-defined meta:name="Info 1"/>
    <meta:user-defined meta:name="Info 2"/>
    <meta:user-defined meta:name="Info 3"/>
    <meta:user-defined meta:name="Info 4"/>
  </office:meta>
</office:document-meta>
</file>